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4.44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604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72.6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ro4" style:family="table-row">
      <style:table-row-properties style:row-height="37.11pt" fo:break-before="auto" style:use-optimal-row-height="true"/>
    </style:style>
    <style:style style:name="ro5" style:family="table-row">
      <style:table-row-properties style:row-height="48.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gnif_partial_g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.adjust</text:p>
          </table:table-cell>
          <table:table-cell table:style-name="ce1" office:value-type="string" calcext:value-type="string">
            <text:p>symbols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GO_INNATE_IMMUNE_RESPONSE</text:p>
          </table:table-cell>
          <table:table-cell table:style-name="ce2" office:value-type="float" office:value="0.00000502463787037809" calcext:value-type="float">
            <text:p>5.02463787037809E-06</text:p>
          </table:table-cell>
          <table:table-cell table:style-name="ce2" office:value-type="string" calcext:value-type="string">
            <text:p>MT2A,PSMB8,SLAMF7,LY9,TOLLIP,HCK,TLR3,HLA-DRA,HLA-DRB5,HLA-DRB1,C1QA,C1QC,C1QB,CD244,IRF3,F12,HIST1H2BC,HIST1H2BE,APOBEC3C,APOBEC3D,APOBEC3F,APOBEC3G,PPP1R14B,S100A9,S100A8,CLEC7A,ANG,APOBEC3H,KRT16,CD300LB,HLA-DQA1,HLA-DQB1,HLA-DQA2,HLA-DQB2,HLA-DPA1,HLA-DPB1,IL34,SLAMF1,LILRA5,TUBB4B,RNASE3,CCL5,CCL3,CCL4,AKAP8,SLAMF6,CD84,FGB,FGA,HIST1H2BG,GSDMD,CCL19,CCL21,APOBEC3A,APOBEC3B,ADAM15,DNAJA3,CAPZA2,NLRC5,CCL14,CCL15,CCL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ZINC_ION</text:p>
          </table:table-cell>
          <table:table-cell table:style-name="ce2" office:value-type="float" office:value="0.000274139636618739" calcext:value-type="float">
            <text:p>0.000274139636619</text:p>
          </table:table-cell>
          <table:table-cell table:style-name="ce2" office:value-type="string" calcext:value-type="string">
            <text:p>MT2A,MT1E,MT1M,MT1F,MT1G,MT1X,MT1A,MT1H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CALCIUM_DEPENDENT_CELL_CELL_ADHESION_VIA_PLASMA_MEMBRANE_CELL_ADHESION_MOLECULES</text:p>
          </table:table-cell>
          <table:table-cell table:style-name="ce2" office:value-type="float" office:value="0.000274139636618739" calcext:value-type="float">
            <text:p>0.000274139636619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CELLULAR_RESPONSE_TO_INTERFERON_GAMMA</text:p>
          </table:table-cell>
          <table:table-cell table:style-name="ce2" office:value-type="float" office:value="0.00120981593598502" calcext:value-type="float">
            <text:p>0.001209815935985</text:p>
          </table:table-cell>
          <table:table-cell table:style-name="ce2" office:value-type="string" calcext:value-type="string">
            <text:p>MT2A,HCK,TLR3,HLA-DRA,HLA-DRB5,HLA-DRB1,IRF3,HLA-DQA1,HLA-DQB1,HLA-DQA2,HLA-DQB2,HLA-DPA1,HLA-DPB1,CCL5,CCL3,CCL4,CCL19,CCL21,CCL14,CCL15,CCL18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ANTIGEN_PROCESSING_AND_PRESENTATION_OF_PEPTIDE_OR_POLYSACCHARIDE_ANTIGEN_VIA_MHC_CLASS_II</text:p>
          </table:table-cell>
          <table:table-cell table:style-name="ce2" office:value-type="float" office:value="0.00228270665478143" calcext:value-type="float">
            <text:p>0.002282706654781</text:p>
          </table:table-cell>
          <table:table-cell table:style-name="ce2" office:value-type="string" calcext:value-type="string">
            <text:p>HLA-DOB,HLA-DMB,HLA-DMA,KIF3B,HLA-DRA,HLA-DRB5,HLA-DRB1,AP2A1,AP2M1,HLA-DQA1,HLA-DQB1,HLA-DQA2,HLA-DQB2,HLA-DOA,HLA-DPA1,HLA-DPB1,DCTN3,CTSD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RESPONSE_TO_INTERFERON_GAMMA</text:p>
          </table:table-cell>
          <table:table-cell table:style-name="ce2" office:value-type="float" office:value="0.00318337701530472" calcext:value-type="float">
            <text:p>0.003183377015305</text:p>
          </table:table-cell>
          <table:table-cell table:style-name="ce2" office:value-type="string" calcext:value-type="string">
            <text:p>MT2A,HCK,TLR3,HLA-DRA,HLA-DRB5,HLA-DRB1,IRF3,HLA-DQA1,HLA-DQB1,HLA-DQA2,HLA-DQB2,HLA-DPA1,HLA-DPB1,CCL5,CCL3,CCL4,CCL19,CCL21,DNAJA3,CCL14,CCL15,CCL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CADMIUM_ION</text:p>
          </table:table-cell>
          <table:table-cell table:style-name="ce2" office:value-type="float" office:value="0.00359969049248163" calcext:value-type="float">
            <text:p>0.003599690492482</text:p>
          </table:table-cell>
          <table:table-cell table:style-name="ce2" office:value-type="string" calcext:value-type="string">
            <text:p>MT1E,MT1F,MT1G,MT1X,AKR1C3,MT1A,MT1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PYRIMIDINE_RIBONUCLEOSIDE_CATABOLIC_PROCESS</text:p>
          </table:table-cell>
          <table:table-cell table:style-name="ce2" office:value-type="float" office:value="0.00369808614613966" calcext:value-type="float">
            <text:p>0.00369808614614</text:p>
          </table:table-cell>
          <table:table-cell table:style-name="ce2" office:value-type="string" calcext:value-type="string">
            <text:p>APOBEC3C,APOBEC3F,APOBEC3G,APOBEC3H,APOBEC3A,ENTPD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REGULATION_OF_ANTIGEN_PROCESSING_AND_PRESENTATION</text:p>
          </table:table-cell>
          <table:table-cell table:style-name="ce2" office:value-type="float" office:value="0.00476415714062363" calcext:value-type="float">
            <text:p>0.004764157140624</text:p>
          </table:table-cell>
          <table:table-cell table:style-name="ce2" office:value-type="string" calcext:value-type="string">
            <text:p>HLA-DOB,TAP2,TAP1,HFE,HLA-DOA,LILRB2,CCL19,CCL21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GO_ADAPTIVE_IMMUNE_RESPONSE</text:p>
          </table:table-cell>
          <table:table-cell table:style-name="ce2" office:value-type="float" office:value="0.00588047697712724" calcext:value-type="float">
            <text:p>0.005880476977127</text:p>
          </table:table-cell>
          <table:table-cell table:style-name="ce2" office:value-type="string" calcext:value-type="string">
            <text:p>LAMP3,TAP2,TAP1,SLAMF7,LY9,LILRA2,LILRB1,LILRB4,HLA-DRB5,HLA-DRB1,C1QA,C1QC,C1QB,CD244,OTUB1,HLA-DQB1,EXOSC6,SLAMF1,LILRB3,LILRA6,LILRB5,LILRB2,LAIR1,LILRA1,SLAMF6,CD84,FGB,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YRIMIDINE_NUCLEOSIDE_CATABOLIC_PROCESS</text:p>
          </table:table-cell>
          <table:table-cell office:value-type="float" office:value="0.0068384656345471" calcext:value-type="float">
            <text:p>0.006838465634547</text:p>
          </table:table-cell>
          <table:table-cell office:value-type="string" calcext:value-type="string">
            <text:p>APOBEC3C,APOBEC3F,APOBEC3G,APOBEC3H,APOBEC3A,ENTPD4,NT5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KERATINIZATION</text:p>
          </table:table-cell>
          <table:table-cell office:value-type="float" office:value="0.00758402488024053" calcext:value-type="float">
            <text:p>0.007584024880241</text:p>
          </table:table-cell>
          <table:table-cell office:value-type="string" calcext:value-type="string">
            <text:p>SPRR1B,SPRR2D,SPRR2A,PPL,KRT16,KRT17,SPRR3,SHAR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POSITIVE_REGULATION_OF_CELL_CELL_ADHESION</text:p>
          </table:table-cell>
          <table:table-cell office:value-type="float" office:value="0.00758402488024053" calcext:value-type="float">
            <text:p>0.007584024880241</text:p>
          </table:table-cell>
          <table:table-cell office:value-type="string" calcext:value-type="string">
            <text:p>HLA-DMB,AP3D1,LILRB1,HLA-DRA,HLA-DRB5,HLA-DRB1,CD244,TNFRSF14,BAD,CCDC88B,CAV1,TRAF2,HLA-DQA1,HLA-DQB1,HLA-DQA2,HLA-DQB2,HLA-DPA1,HLA-DPB1,SLAMF1,LILRB2,CCL5,FGB,FGA,FGG,CCL19,CCL21,DNAJA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ANTIGEN_PROCESSING_AND_PRESENTATION_OF_PEPTIDE_ANTIGEN</text:p>
          </table:table-cell>
          <table:table-cell office:value-type="float" office:value="0.0100944304944859" calcext:value-type="float">
            <text:p>0.010094430494486</text:p>
          </table:table-cell>
          <table:table-cell office:value-type="string" calcext:value-type="string">
            <text:p>HLA-DOB,TAP2,PSMB8,TAP1,PSMB9,HLA-DMB,HLA-DMA,KIF3B,HLA-DRA,HLA-DRB5,HLA-DRB1,AP2A1,HFE,AP2M1,PSMD2,HLA-DQA1,HLA-DQB1,HLA-DQA2,HLA-DQB2,HLA-DOA,HLA-DPA1,HLA-DPB1,DCTN3,CTS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LYMPHOCYTE_COSTIMULATION</text:p>
          </table:table-cell>
          <table:table-cell office:value-type="float" office:value="0.0187786036580739" calcext:value-type="float">
            <text:p>0.018778603658074</text:p>
          </table:table-cell>
          <table:table-cell office:value-type="string" calcext:value-type="string">
            <text:p>HLA-DRA,HLA-DRB5,HLA-DRB1,TNFRSF14,CAV1,HLA-DQA1,HLA-DQB1,HLA-DQA2,HLA-DQB2,HLA-DPA1,HLA-DPB1,CCL19,CCL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LYMPHOCYTE_CHEMOTAXIS</text:p>
          </table:table-cell>
          <table:table-cell office:value-type="float" office:value="0.0196051832802814" calcext:value-type="float">
            <text:p>0.019605183280281</text:p>
          </table:table-cell>
          <table:table-cell office:value-type="string" calcext:value-type="string">
            <text:p>CXCL10,CXCL11,CCL5,CCL3,CCL19,CCL21,CCL14,CCL15,CCL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O_CYTOKINE_MEDIATED_SIGNALING_PATHWAY</text:p>
          </table:table-cell>
          <table:table-cell office:value-type="float" office:value="0.0283901275943108" calcext:value-type="float">
            <text:p>0.028390127594311</text:p>
          </table:table-cell>
          <table:table-cell office:value-type="string" calcext:value-type="string">
            <text:p>MT2A,PSMB8,PSMB9,HCK,HLA-DRA,HLA-DRB5,HLA-DRB1,CXCL9,CXCL10,CXCL11,CDIP1,IRF3,TNFRSF14,DUOX2,DUOX1,BAD,TNFRSF10B,TNFRSF10C,TNFRSF10D,TNFRSF10A,TRAF2,PSMD2,HLA-DQA1,HLA-DQB1,HLA-DQA2,HLA-DQB2,HLA-DPA1,HLA-DPB1,TNFRSF12A,CCL5,CCL3,CCL4,CNTFR,IL11RA,BBS2,CISH,CCL19,CCL21,CCL14,CCL15,CCL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PYRIMIDINE_CONTAINING_COMPOUND_CATABOLIC_PROCESS</text:p>
          </table:table-cell>
          <table:table-cell office:value-type="float" office:value="0.0284213909524122" calcext:value-type="float">
            <text:p>0.028421390952412</text:p>
          </table:table-cell>
          <table:table-cell office:value-type="string" calcext:value-type="string">
            <text:p>ALDH6A1,APOBEC3C,APOBEC3F,APOBEC3G,APOBEC3H,APOBEC3A,ENTPD4,NT5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SYNAPSE_ASSEMBLY</text:p>
          </table:table-cell>
          <table:table-cell office:value-type="float" office:value="0.0315622712797808" calcext:value-type="float">
            <text:p>0.031562271279781</text:p>
          </table:table-cell>
          <table:table-cell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ANTIGEN_PROCESSING_AND_PRESENTATION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HLA-DOB,TAP2,PSMB8,TAP1,PSMB9,HLA-DMB,HLA-DMA,AP3D1,KIF3B,HLA-DRA,HLA-DRB5,HLA-DRB1,AP2A1,HFE,AP2M1,PSMD2,HLA-DQA1,HLA-DQB1,HLA-DQA2,HLA-DQB2,HLA-DOA,HLA-DPA1,HLA-DPB1,DCTN3,CTS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HOMOPHILIC_CELL_ADHESION_VIA_PLASMA_MEMBRANE_ADHESION_MOLECULES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AMIGO1,PCDHB16,PCDHB9,PCDHB10,PCDHB11,PCDHB12,PCDHB13,PCDHB14,PCDHB15,ESAM,PCDHB2,PCDHB4,PCDHB5,PCDHB6,PCDHB7,CD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EMBRYONIC_SKELETAL_SYSTEM_MORPHOGENESIS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TULP3,HOXD10,HOXD9,HOXD3,HOXD4,AXIN1,FUZ,SLC39A3,HOXA1,HOXA3,HOXA5,HOXA7,HOXA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O_DEFENSE_RESPONSE_TO_OTHER_ORGANISM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NUP93,TEAD4,LILRB1,S100A14,TLR3,CXCL9,CXCL10,IRF3,TNFRSF14,HIST1H2BC,HIST1H2BE,HIST1H3D,HIST1H3E,APOBEC3C,APOBEC3D,APOBEC3F,APOBEC3G,COX8A,S100A9,S100A8,TMEM203,ABCF3,CLEC7A,ANG,APOBEC3H,FCGR3B,RNASE3,FGB,FGA,HYAL2,TUSC2,HIST1H2BG,EXOSC4,LENG9,APOBEC3A,APOBEC3B,MUC5B,NLRC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GULATION_OF_ANTIGEN_PROCESSING_AND_PRESENTATION_OF_PEPTIDE_ANTIGEN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HLA-DOB,TAP2,TAP1,HFE,HLA-DO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_RESPONSE_TO_TRANSITION_METAL_NANOPARTICLE</text:p>
          </table:table-cell>
          <table:table-cell office:value-type="float" office:value="0.0383075261866617" calcext:value-type="float">
            <text:p>0.038307526186662</text:p>
          </table:table-cell>
          <table:table-cell office:value-type="string" calcext:value-type="string">
            <text:p>MT2A,MT1E,MT1M,MT1F,MT1G,MT1X,CCNE1,S100A13,C1QA,HFE,SORD,MT1A,MT1H,BAD,S100A8,KRT14,AOC1,ATP5D,LOXL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ESPONSE_TO_ZINC_ION</text:p>
          </table:table-cell>
          <table:table-cell office:value-type="float" office:value="0.0406544134278296" calcext:value-type="float">
            <text:p>0.04065441342783</text:p>
          </table:table-cell>
          <table:table-cell office:value-type="string" calcext:value-type="string">
            <text:p>MT2A,MT1E,MT1M,MT1F,MT1G,MT1X,MT1A,MT1H,S100A8,KRT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RIBONUCLEOSIDE_CATABOLIC_PROCESS</text:p>
          </table:table-cell>
          <table:table-cell office:value-type="float" office:value="0.0406544134278296" calcext:value-type="float">
            <text:p>0.04065441342783</text:p>
          </table:table-cell>
          <table:table-cell office:value-type="string" calcext:value-type="string">
            <text:p>APOBEC3C,APOBEC3F,APOBEC3G,ENPP4,APOBEC3H,APOBEC3A,ENTPD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_CELLULAR_RESPONSE_TO_INTERLEUKIN_1</text:p>
          </table:table-cell>
          <table:table-cell office:value-type="float" office:value="0.0419064194044665" calcext:value-type="float">
            <text:p>0.041906419404467</text:p>
          </table:table-cell>
          <table:table-cell office:value-type="string" calcext:value-type="string">
            <text:p>PSMB9,OTUB1,CCL5,CCL3,CCL4,FGB,HYAL2,CCL19,CCL21,NKX3-1,CCL14,CCL15,CCL18</text:p>
          </table:table-cell>
          <table:table-cell table:number-columns-repeated="1021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9:09:07.101086482</dc:date>
    <meta:editing-duration>PT1H10M47S</meta:editing-duration>
    <meta:editing-cycles>1</meta:editing-cycles>
    <meta:document-statistic meta:table-count="1" meta:cell-count="87" meta:object-count="0"/>
    <meta:generator>LibreOffice/5.4.5.1$Linux_X86_64 LibreOffice_project/79c9829dd5d8054ec39a82dc51cd9eff340dbee8</meta:generator>
  </office:meta>
</office:document-meta>
</file>